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4"/>
    <style:style style:name="ce2" style:family="table-cell" style:parent-style-name="Default" style:data-style-name="N61"/>
    <style:style style:name="ce3" style:family="table-cell" style:parent-style-name="Default" style:data-style-name="N122"/>
    <style:style style:name="ce4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94.77pt" svg:height="313.43pt" svg:x="433.81pt" svg:y="209.11pt">
            <loext:p draw:notify-on-update-of-ranges="Sheet1.E18:Sheet1.E50 Sheet1.F18:Sheet1.F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1"/>
        <table:table-column table:style-name="co2" table:default-cell-style-name="Default"/>
        <table:table-row table:style-name="ro1">
          <table:table-cell/>
          <table:table-cell table:style-name="Default" table:number-columns-repeated="5"/>
          <table:table-cell office:value-type="string" calcext:value-type="string">
            <text:p><text:s/>out = in * a0 + z1;</text:p>
          </table:table-cell>
        </table:table-row>
        <table:table-row table:style-name="ro1">
          <table:table-cell/>
          <table:table-cell table:style-name="Default" table:number-columns-repeated="5"/>
          <table:table-cell office:value-type="string" calcext:value-type="string">
            <text:p><text:s text:c="4"/>z1 <text:s/>= in * a1 + z2 - b1 * out;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table:number-columns-repeated="2"/>
          <table:table-cell table:style-name="Default" office:value-type="string" calcext:value-type="string">
            <text:p>ii2_d.ods</text:p>
          </table:table-cell>
          <table:table-cell table:style-name="Default"/>
          <table:table-cell office:value-type="string" calcext:value-type="string">
            <text:p>Based on iir.c 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style-name="Default" office:value-type="float" office:value="0.707" calcext:value-type="float">
            <text:p>0.707</text:p>
          </table:table-cell>
          <table:table-cell table:style-name="Default"/>
          <table:table-cell table:style-name="Default" office:value-type="string" calcext:value-type="string">
            <text:p>Precision</text:p>
          </table:table-cell>
          <table:table-cell table:style-name="Default" table:number-columns-repeated="2"/>
          <table:table-cell table:style-name="ce4" office:value-type="date" office:date-value="2019-04-20" calcext:value-type="date">
            <text:p>04/20/19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style-name="Default" table:formula="of:=TAN([.B3]*3.14159265)" office:value-type="float" office:value="0.158384440140544" calcext:value-type="float">
            <text:p>0.1583844401</text:p>
          </table:table-cell>
          <table:table-cell table:style-name="Default"/>
          <table:table-cell table:style-name="ce2" office:value-type="float" office:value="10000000" calcext:value-type="float">
            <text:p>1.00E+0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orm</text:p>
          </table:table-cell>
          <table:table-cell table:style-name="Default" table:formula="of:=1/(1+[.B5]/[.B4]+[.B5]*[.B5])" office:value-type="float" office:value="0.800570720936402" calcext:value-type="float">
            <text:p>0.8005707209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a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b0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table:style-name="Default" table:formula="of:=(INT( (2*([.B5]*[.B5]-1)*[.B6])*[.D$5])/[.D$5])" office:value-type="float" office:value="-1.5609758" calcext:value-type="float">
            <text:p>-1.5609758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table:style-name="Default" table:formula="of:=INT((1-[.B5]/[.B4]+[.B5]*[.B5])*[.B6]*[.D$5])/[.D$5]" office:value-type="float" office:value="0.641307" calcext:value-type="float">
            <text:p>0.641307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KK</text:p>
          </table:table-cell>
          <table:table-cell table:style-name="Default" table:formula="of:=4*INT(([.B5]*[.B5]*[.B6])*[.D$5])/[.D$5]" office:value-type="float" office:value="0.0803312" calcext:value-type="float">
            <text:p>0.0803312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scale diff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" office:value-type="float" office:value="5" calcext:value-type="float">
            <text:p>5.0000</text:p>
          </table:table-cell>
          <table:table-cell/>
        </table:table-row>
        <table:table-row table:style-name="ro1">
          <table:table-cell office:value-type="string" calcext:value-type="string">
            <text:p>IN</text:p>
          </table:table-cell>
          <table:table-cell table:style-name="Default" office:value-type="string" calcext:value-type="string">
            <text:p>z1</text:p>
          </table:table-cell>
          <table:table-cell table:style-name="Default" office:value-type="string" calcext:value-type="string">
            <text:p>z2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outf</text:p>
          </table:table-cell>
          <table:table-cell table:style-name="ce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0000</text:p>
          </table:table-cell>
          <table:table-cell table:formula="of:=[.A17]*[.B$7]+[.B17]" office:value-type="float" office:value="0" calcext:value-type="float">
            <text:p>0.0000000</text:p>
          </table:table-cell>
          <table:table-cell table:formula="of:=[.D17]*[.B$13]" office:value-type="float" office:value="0" calcext:value-type="float">
            <text:p>0.0000000</text:p>
          </table:table-cell>
          <table:table-cell table:number-columns-repeated="2"/>
        </table:table-row>
        <table:table-row table:style-name="ro1">
          <table:table-cell table:formula="of:=[.A17]" office:value-type="float" office:value="0" calcext:value-type="float">
            <text:p>0</text:p>
          </table:table-cell>
          <table:table-cell table:formula="of:=[.A18]*[.B$8]+[.C17]-[.B$11]*[.D17]" office:value-type="float" office:value="0" calcext:value-type="float">
            <text:p>0.0000000</text:p>
          </table:table-cell>
          <table:table-cell table:formula="of:=[.A18]*[.B$9]-[.B$12]*[.D17]" office:value-type="float" office:value="0" calcext:value-type="float">
            <text:p>0.0000000</text:p>
          </table:table-cell>
          <table:table-cell table:formula="of:=[.A18]*[.B$7]+[.B18]" office:value-type="float" office:value="0" calcext:value-type="float">
            <text:p>0.0000000</text:p>
          </table:table-cell>
          <table:table-cell table:formula="of:=[.D18]*[.B$13]" office:value-type="float" office:value="0" calcext:value-type="float">
            <text:p>0.0000000</text:p>
          </table:table-cell>
          <table:table-cell table:formula="of:=([.E18]-[.E17])*[.F$15]" office:value-type="float" office:value="0" calcext:value-type="float">
            <text:p>0.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]*[.B$8]+[.C18]-[.B$11]*[.D18]" office:value-type="float" office:value="0" calcext:value-type="float">
            <text:p>0.0000000</text:p>
          </table:table-cell>
          <table:table-cell table:formula="of:=[.A19]*[.B$9]-[.B$12]*[.D18]" office:value-type="float" office:value="0" calcext:value-type="float">
            <text:p>0.0000000</text:p>
          </table:table-cell>
          <table:table-cell table:formula="of:=[.A19]*[.B$7]+[.B19]" office:value-type="float" office:value="1" calcext:value-type="float">
            <text:p>1.0000000</text:p>
          </table:table-cell>
          <table:table-cell table:formula="of:=[.D19]*[.B$13]" office:value-type="float" office:value="0.0803312" calcext:value-type="float">
            <text:p>0.0803312</text:p>
          </table:table-cell>
          <table:table-cell table:formula="of:=([.E19]-[.E18])*[.F$15]" office:value-type="float" office:value="0.401656" calcext:value-type="float">
            <text:p>0.4016560</text:p>
          </table:table-cell>
          <table:table-cell/>
        </table:table-row>
        <table:table-row table:style-name="ro1">
          <table:table-cell table:formula="of:=[.A19]" office:value-type="float" office:value="1" calcext:value-type="float">
            <text:p>1</text:p>
          </table:table-cell>
          <table:table-cell table:formula="of:=[.A20]*[.B$8]+[.C19]-[.B$11]*[.D19]" office:value-type="float" office:value="1.5609758" calcext:value-type="float">
            <text:p>1.5609758</text:p>
          </table:table-cell>
          <table:table-cell table:formula="of:=[.A20]*[.B$9]-[.B$12]*[.D19]" office:value-type="float" office:value="-0.641307" calcext:value-type="float">
            <text:p>-0.6413070</text:p>
          </table:table-cell>
          <table:table-cell table:formula="of:=[.A20]*[.B$7]+[.B20]" office:value-type="float" office:value="2.5609758" calcext:value-type="float">
            <text:p>2.5609758</text:p>
          </table:table-cell>
          <table:table-cell table:formula="of:=[.D20]*[.B$13]" office:value-type="float" office:value="0.20572625918496" calcext:value-type="float">
            <text:p>0.2057263</text:p>
          </table:table-cell>
          <table:table-cell table:formula="of:=([.E20]-[.E19])*[.F$15]" office:value-type="float" office:value="0.6269752959248" calcext:value-type="float">
            <text:p>0.6269753</text:p>
          </table:table-cell>
          <table:table-cell/>
        </table:table-row>
        <table:table-row table:style-name="ro1">
          <table:table-cell table:formula="of:=[.A20]" office:value-type="float" office:value="1" calcext:value-type="float">
            <text:p>1</text:p>
          </table:table-cell>
          <table:table-cell table:formula="of:=[.A21]*[.B$8]+[.C20]-[.B$11]*[.D20]" office:value-type="float" office:value="3.35631424818564" calcext:value-type="float">
            <text:p>3.3563142</text:p>
          </table:table-cell>
          <table:table-cell table:formula="of:=[.A21]*[.B$9]-[.B$12]*[.D20]" office:value-type="float" office:value="-1.6423717073706" calcext:value-type="float">
            <text:p>-1.6423717</text:p>
          </table:table-cell>
          <table:table-cell table:formula="of:=[.A21]*[.B$7]+[.B21]" office:value-type="float" office:value="4.35631424818564" calcext:value-type="float">
            <text:p>4.3563142</text:p>
          </table:table-cell>
          <table:table-cell table:formula="of:=[.D21]*[.B$13]" office:value-type="float" office:value="0.34994795113385" calcext:value-type="float">
            <text:p>0.3499480</text:p>
          </table:table-cell>
          <table:table-cell table:formula="of:=([.E21]-[.E20])*[.F$15]" office:value-type="float" office:value="0.721108459744452" calcext:value-type="float">
            <text:p>0.7211085</text:p>
          </table:table-cell>
          <table:table-cell/>
        </table:table-row>
        <table:table-row table:style-name="ro1">
          <table:table-cell table:formula="of:=[.A21]" office:value-type="float" office:value="1" calcext:value-type="float">
            <text:p>1</text:p>
          </table:table-cell>
          <table:table-cell table:formula="of:=[.A22]*[.B$8]+[.C21]-[.B$11]*[.D21]" office:value-type="float" office:value="5.15772941124238" calcext:value-type="float">
            <text:p>5.1577294</text:p>
          </table:table-cell>
          <table:table-cell table:formula="of:=[.A22]*[.B$9]-[.B$12]*[.D21]" office:value-type="float" office:value="-2.79373482156119" calcext:value-type="float">
            <text:p>-2.7937348</text:p>
          </table:table-cell>
          <table:table-cell table:formula="of:=[.A22]*[.B$7]+[.B22]" office:value-type="float" office:value="6.15772941124238" calcext:value-type="float">
            <text:p>6.1577294</text:p>
          </table:table-cell>
          <table:table-cell table:formula="of:=[.D22]*[.B$13]" office:value-type="float" office:value="0.494657792880394" calcext:value-type="float">
            <text:p>0.4946578</text:p>
          </table:table-cell>
          <table:table-cell table:formula="of:=([.E22]-[.E21])*[.F$15]" office:value-type="float" office:value="0.723549208732717" calcext:value-type="float">
            <text:p>0.7235492</text:p>
          </table:table-cell>
          <table:table-cell/>
        </table:table-row>
        <table:table-row table:style-name="ro1">
          <table:table-cell table:formula="of:=[.A22]" office:value-type="float" office:value="1" calcext:value-type="float">
            <text:p>1</text:p>
          </table:table-cell>
          <table:table-cell table:formula="of:=[.A23]*[.B$8]+[.C22]-[.B$11]*[.D22]" office:value-type="float" office:value="6.81833177233641" calcext:value-type="float">
            <text:p>6.8183318</text:p>
          </table:table-cell>
          <table:table-cell table:formula="of:=[.A23]*[.B$9]-[.B$12]*[.D22]" office:value-type="float" office:value="-3.94899497553562" calcext:value-type="float">
            <text:p>-3.9489950</text:p>
          </table:table-cell>
          <table:table-cell table:formula="of:=[.A23]*[.B$7]+[.B23]" office:value-type="float" office:value="7.81833177233641" calcext:value-type="float">
            <text:p>7.8183318</text:p>
          </table:table-cell>
          <table:table-cell table:formula="of:=[.D23]*[.B$13]" office:value-type="float" office:value="0.628055973269911" calcext:value-type="float">
            <text:p>0.6280560</text:p>
          </table:table-cell>
          <table:table-cell table:formula="of:=([.E23]-[.E22])*[.F$15]" office:value-type="float" office:value="0.666990901947586" calcext:value-type="float">
            <text:p>0.6669909</text:p>
          </table:table-cell>
          <table:table-cell/>
        </table:table-row>
        <table:table-row table:style-name="ro1">
          <table:table-cell table:formula="of:=[.A23]" office:value-type="float" office:value="1" calcext:value-type="float">
            <text:p>1</text:p>
          </table:table-cell>
          <table:table-cell table:formula="of:=[.A24]*[.B$8]+[.C23]-[.B$11]*[.D23]" office:value-type="float" office:value="8.25523171745264" calcext:value-type="float">
            <text:p>8.2552317</text:p>
          </table:table-cell>
          <table:table-cell table:formula="of:=[.A24]*[.B$9]-[.B$12]*[.D23]" office:value-type="float" office:value="-5.01395089392175" calcext:value-type="float">
            <text:p>-5.0139509</text:p>
          </table:table-cell>
          <table:table-cell table:formula="of:=[.A24]*[.B$7]+[.B24]" office:value-type="float" office:value="9.25523171745264" calcext:value-type="float">
            <text:p>9.2552317</text:p>
          </table:table-cell>
          <table:table-cell table:formula="of:=[.D24]*[.B$13]" office:value-type="float" office:value="0.743483870141031" calcext:value-type="float">
            <text:p>0.7434839</text:p>
          </table:table-cell>
          <table:table-cell table:formula="of:=([.E24]-[.E23])*[.F$15]" office:value-type="float" office:value="0.577139484355601" calcext:value-type="float">
            <text:p>0.5771395</text:p>
          </table:table-cell>
          <table:table-cell/>
        </table:table-row>
        <table:table-row table:style-name="ro1">
          <table:table-cell table:formula="of:=[.A24]" office:value-type="float" office:value="1" calcext:value-type="float">
            <text:p>1</text:p>
          </table:table-cell>
          <table:table-cell table:formula="of:=[.A25]*[.B$8]+[.C24]-[.B$11]*[.D24]" office:value-type="float" office:value="9.43324184041425" calcext:value-type="float">
            <text:p>9.4332418</text:p>
          </table:table-cell>
          <table:table-cell table:formula="of:=[.A25]*[.B$9]-[.B$12]*[.D24]" office:value-type="float" office:value="-5.9354448870244" calcext:value-type="float">
            <text:p>-5.9354449</text:p>
          </table:table-cell>
          <table:table-cell table:formula="of:=[.A25]*[.B$7]+[.B25]" office:value-type="float" office:value="10.4332418404143" calcext:value-type="float">
            <text:p>10.4332418</text:p>
          </table:table-cell>
          <table:table-cell table:formula="of:=[.D25]*[.B$13]" office:value-type="float" office:value="0.838114836930686" calcext:value-type="float">
            <text:p>0.8381148</text:p>
          </table:table-cell>
          <table:table-cell table:formula="of:=([.E25]-[.E24])*[.F$15]" office:value-type="float" office:value="0.473154833948272" calcext:value-type="float">
            <text:p>0.4731548</text:p>
          </table:table-cell>
          <table:table-cell/>
        </table:table-row>
        <table:table-row table:style-name="ro1">
          <table:table-cell table:formula="of:=[.A25]" office:value-type="float" office:value="1" calcext:value-type="float">
            <text:p>1</text:p>
          </table:table-cell>
          <table:table-cell table:formula="of:=[.A26]*[.B$8]+[.C25]-[.B$11]*[.D25]" office:value-type="float" office:value="10.3505931414097" calcext:value-type="float">
            <text:p>10.3505931</text:p>
          </table:table-cell>
          <table:table-cell table:formula="of:=[.A26]*[.B$9]-[.B$12]*[.D25]" office:value-type="float" office:value="-6.69091102495054" calcext:value-type="float">
            <text:p>-6.6909110</text:p>
          </table:table-cell>
          <table:table-cell table:formula="of:=[.A26]*[.B$7]+[.B26]" office:value-type="float" office:value="11.3505931414097" calcext:value-type="float">
            <text:p>11.3505931</text:p>
          </table:table-cell>
          <table:table-cell table:formula="of:=[.D26]*[.B$13]" office:value-type="float" office:value="0.911806767761212" calcext:value-type="float">
            <text:p>0.9118068</text:p>
          </table:table-cell>
          <table:table-cell table:formula="of:=([.E26]-[.E25])*[.F$15]" office:value-type="float" office:value="0.368459654152634" calcext:value-type="float">
            <text:p>0.3684597</text:p>
          </table:table-cell>
          <table:table-cell/>
        </table:table-row>
        <table:table-row table:style-name="ro1">
          <table:table-cell table:formula="of:=[.A26]" office:value-type="float" office:value="1" calcext:value-type="float">
            <text:p>1</text:p>
          </table:table-cell>
          <table:table-cell table:formula="of:=[.A27]*[.B$8]+[.C26]-[.B$11]*[.D26]" office:value-type="float" office:value="11.027090184436" calcext:value-type="float">
            <text:p>11.0270902</text:p>
          </table:table-cell>
          <table:table-cell table:formula="of:=[.A27]*[.B$9]-[.B$12]*[.D26]" office:value-type="float" office:value="-7.27921483573804" calcext:value-type="float">
            <text:p>-7.2792148</text:p>
          </table:table-cell>
          <table:table-cell table:formula="of:=[.A27]*[.B$7]+[.B27]" office:value-type="float" office:value="12.027090184436" calcext:value-type="float">
            <text:p>12.0270902</text:p>
          </table:table-cell>
          <table:table-cell table:formula="of:=[.D27]*[.B$13]" office:value-type="float" office:value="0.966150587023965" calcext:value-type="float">
            <text:p>0.9661506</text:p>
          </table:table-cell>
          <table:table-cell table:formula="of:=([.E27]-[.E26])*[.F$15]" office:value-type="float" office:value="0.271719096313764" calcext:value-type="float">
            <text:p>0.2717191</text:p>
          </table:table-cell>
          <table:table-cell/>
        </table:table-row>
        <table:table-row table:style-name="ro1">
          <table:table-cell table:formula="of:=[.A27]" office:value-type="float" office:value="1" calcext:value-type="float">
            <text:p>1</text:p>
          </table:table-cell>
          <table:table-cell table:formula="of:=[.A28]*[.B$8]+[.C27]-[.B$11]*[.D27]" office:value-type="float" office:value="11.4947818865841" calcext:value-type="float">
            <text:p>11.4947819</text:p>
          </table:table-cell>
          <table:table-cell table:formula="of:=[.A28]*[.B$9]-[.B$12]*[.D27]" office:value-type="float" office:value="-7.7130571249101" calcext:value-type="float">
            <text:p>-7.7130571</text:p>
          </table:table-cell>
          <table:table-cell table:formula="of:=[.A28]*[.B$7]+[.B28]" office:value-type="float" office:value="12.4947818865841" calcext:value-type="float">
            <text:p>12.4947819</text:p>
          </table:table-cell>
          <table:table-cell table:formula="of:=[.D28]*[.B$13]" office:value-type="float" office:value="1.00372082268756" calcext:value-type="float">
            <text:p>1.0037208</text:p>
          </table:table-cell>
          <table:table-cell table:formula="of:=([.E28]-[.E27])*[.F$15]" office:value-type="float" office:value="0.187851178317994" calcext:value-type="float">
            <text:p>0.1878512</text:p>
          </table:table-cell>
          <table:table-cell/>
        </table:table-row>
        <table:table-row table:style-name="ro1">
          <table:table-cell table:formula="of:=[.A28]" office:value-type="float" office:value="1" calcext:value-type="float">
            <text:p>1</text:p>
          </table:table-cell>
          <table:table-cell table:formula="of:=[.A29]*[.B$8]+[.C28]-[.B$11]*[.D28]" office:value-type="float" office:value="11.790995026326" calcext:value-type="float">
            <text:p>11.7909950</text:p>
          </table:table-cell>
          <table:table-cell table:formula="of:=[.A29]*[.B$9]-[.B$12]*[.D28]" office:value-type="float" office:value="-8.01299108733958" calcext:value-type="float">
            <text:p>-8.0129911</text:p>
          </table:table-cell>
          <table:table-cell table:formula="of:=[.A29]*[.B$7]+[.B29]" office:value-type="float" office:value="12.790995026326" calcext:value-type="float">
            <text:p>12.7909950</text:p>
          </table:table-cell>
          <table:table-cell table:formula="of:=[.D29]*[.B$13]" office:value-type="float" office:value="1.0275159796588" calcext:value-type="float">
            <text:p>1.0275160</text:p>
          </table:table-cell>
          <table:table-cell table:formula="of:=([.E29]-[.E28])*[.F$15]" office:value-type="float" office:value="0.118975784856181" calcext:value-type="float">
            <text:p>0.1189758</text:p>
          </table:table-cell>
          <table:table-cell/>
        </table:table-row>
        <table:table-row table:style-name="ro1">
          <table:table-cell table:formula="of:=[.A29]" office:value-type="float" office:value="1" calcext:value-type="float">
            <text:p>1</text:p>
          </table:table-cell>
          <table:table-cell table:formula="of:=[.A30]*[.B$8]+[.C29]-[.B$11]*[.D29]" office:value-type="float" office:value="11.9534426066757" calcext:value-type="float">
            <text:p>11.9534426</text:p>
          </table:table-cell>
          <table:table-cell table:formula="of:=[.A30]*[.B$9]-[.B$12]*[.D29]" office:value-type="float" office:value="-8.20295464734806" calcext:value-type="float">
            <text:p>-8.2029546</text:p>
          </table:table-cell>
          <table:table-cell table:formula="of:=[.A30]*[.B$7]+[.B30]" office:value-type="float" office:value="12.9534426066757" calcext:value-type="float">
            <text:p>12.9534426</text:p>
          </table:table-cell>
          <table:table-cell table:formula="of:=[.D30]*[.B$13]" office:value-type="float" office:value="1.04056558872539" calcext:value-type="float">
            <text:p>1.0405656</text:p>
          </table:table-cell>
          <table:table-cell table:formula="of:=([.E30]-[.E29])*[.F$15]" office:value-type="float" office:value="0.0652480453329274" calcext:value-type="float">
            <text:p>0.0652480</text:p>
          </table:table-cell>
          <table:table-cell/>
        </table:table-row>
        <table:table-row table:style-name="ro1">
          <table:table-cell table:formula="of:=[.A30]" office:value-type="float" office:value="1" calcext:value-type="float">
            <text:p>1</text:p>
          </table:table-cell>
          <table:table-cell table:formula="of:=[.A31]*[.B$8]+[.C30]-[.B$11]*[.D30]" office:value-type="float" office:value="12.0170557883616" calcext:value-type="float">
            <text:p>12.0170558</text:p>
          </table:table-cell>
          <table:table-cell table:formula="of:=[.A31]*[.B$9]-[.B$12]*[.D30]" office:value-type="float" office:value="-8.30713341775936" calcext:value-type="float">
            <text:p>-8.3071334</text:p>
          </table:table-cell>
          <table:table-cell table:formula="of:=[.A31]*[.B$7]+[.B31]" office:value-type="float" office:value="13.0170557883616" calcext:value-type="float">
            <text:p>13.0170558</text:p>
          </table:table-cell>
          <table:table-cell table:formula="of:=[.D31]*[.B$13]" office:value-type="float" office:value="1.04567571194603" calcext:value-type="float">
            <text:p>1.0456757</text:p>
          </table:table-cell>
          <table:table-cell table:formula="of:=([.E31]-[.E30])*[.F$15]" office:value-type="float" office:value="0.0255506161032415" calcext:value-type="float">
            <text:p>0.0255506</text:p>
          </table:table-cell>
          <table:table-cell/>
        </table:table-row>
        <table:table-row table:style-name="ro1">
          <table:table-cell table:formula="of:=[.A31]" office:value-type="float" office:value="1" calcext:value-type="float">
            <text:p>1</text:p>
          </table:table-cell>
          <table:table-cell table:formula="of:=[.A32]*[.B$8]+[.C31]-[.B$11]*[.D31]" office:value-type="float" office:value="12.012175655123" calcext:value-type="float">
            <text:p>12.0121757</text:p>
          </table:table-cell>
          <table:table-cell table:formula="of:=[.A32]*[.B$9]-[.B$12]*[.D31]" office:value-type="float" office:value="-8.34792899646682" calcext:value-type="float">
            <text:p>-8.3479290</text:p>
          </table:table-cell>
          <table:table-cell table:formula="of:=[.A32]*[.B$7]+[.B32]" office:value-type="float" office:value="13.012175655123" calcext:value-type="float">
            <text:p>13.0121757</text:p>
          </table:table-cell>
          <table:table-cell table:formula="of:=[.D32]*[.B$13]" office:value-type="float" office:value="1.04528368498682" calcext:value-type="float">
            <text:p>1.0452837</text:p>
          </table:table-cell>
          <table:table-cell table:formula="of:=([.E32]-[.E31])*[.F$15]" office:value-type="float" office:value="-0.00196013479607515" calcext:value-type="float">
            <text:p>-0.0019601</text:p>
          </table:table-cell>
          <table:table-cell/>
        </table:table-row>
        <table:table-row table:style-name="ro1">
          <table:table-cell table:formula="of:=[.A32]" office:value-type="float" office:value="1" calcext:value-type="float">
            <text:p>1</text:p>
          </table:table-cell>
          <table:table-cell table:formula="of:=[.A33]*[.B$8]+[.C32]-[.B$11]*[.D32]" office:value-type="float" office:value="11.9637623065294" calcext:value-type="float">
            <text:p>11.9637623</text:p>
          </table:table-cell>
          <table:table-cell table:formula="of:=[.A33]*[.B$9]-[.B$12]*[.D32]" office:value-type="float" office:value="-8.34479933285998" calcext:value-type="float">
            <text:p>-8.3447993</text:p>
          </table:table-cell>
          <table:table-cell table:formula="of:=[.A33]*[.B$7]+[.B33]" office:value-type="float" office:value="12.9637623065294" calcext:value-type="float">
            <text:p>12.9637623</text:p>
          </table:table-cell>
          <table:table-cell table:formula="of:=[.D33]*[.B$13]" office:value-type="float" office:value="1.04139458259827" calcext:value-type="float">
            <text:p>1.0413946</text:p>
          </table:table-cell>
          <table:table-cell table:formula="of:=([.E33]-[.E32])*[.F$15]" office:value-type="float" office:value="-0.0194455119427328" calcext:value-type="float">
            <text:p>-0.0194455</text:p>
          </table:table-cell>
          <table:table-cell/>
        </table:table-row>
        <table:table-row table:style-name="ro1">
          <table:table-cell table:formula="of:=[.A33]" office:value-type="float" office:value="1" calcext:value-type="float">
            <text:p>1</text:p>
          </table:table-cell>
          <table:table-cell table:formula="of:=[.A34]*[.B$8]+[.C33]-[.B$11]*[.D33]" office:value-type="float" office:value="11.8913199045846" calcext:value-type="float">
            <text:p>11.8913199</text:p>
          </table:table-cell>
          <table:table-cell table:formula="of:=[.A34]*[.B$9]-[.B$12]*[.D33]" office:value-type="float" office:value="-8.31375151351343" calcext:value-type="float">
            <text:p>-8.3137515</text:p>
          </table:table-cell>
          <table:table-cell table:formula="of:=[.A34]*[.B$7]+[.B34]" office:value-type="float" office:value="12.8913199045846" calcext:value-type="float">
            <text:p>12.8913199</text:p>
          </table:table-cell>
          <table:table-cell table:formula="of:=[.D34]*[.B$13]" office:value-type="float" office:value="1.03557519751916" calcext:value-type="float">
            <text:p>1.0355752</text:p>
          </table:table-cell>
          <table:table-cell table:formula="of:=([.E34]-[.E33])*[.F$15]" office:value-type="float" office:value="-0.0290969253955498" calcext:value-type="float">
            <text:p>-0.0290969</text:p>
          </table:table-cell>
          <table:table-cell/>
        </table:table-row>
        <table:table-row table:style-name="ro1">
          <table:table-cell table:formula="of:=[.A34]" office:value-type="float" office:value="1" calcext:value-type="float">
            <text:p>1</text:p>
          </table:table-cell>
          <table:table-cell table:formula="of:=[.A35]*[.B$8]+[.C34]-[.B$11]*[.D34]" office:value-type="float" office:value="11.8092868876014" calcext:value-type="float">
            <text:p>11.8092869</text:p>
          </table:table-cell>
          <table:table-cell table:formula="of:=[.A35]*[.B$9]-[.B$12]*[.D34]" office:value-type="float" office:value="-8.2672936940494" calcext:value-type="float">
            <text:p>-8.2672937</text:p>
          </table:table-cell>
          <table:table-cell table:formula="of:=[.A35]*[.B$7]+[.B35]" office:value-type="float" office:value="12.8092868876014" calcext:value-type="float">
            <text:p>12.8092869</text:p>
          </table:table-cell>
          <table:table-cell table:formula="of:=[.D35]*[.B$13]" office:value-type="float" office:value="1.02898538682528" calcext:value-type="float">
            <text:p>1.0289854</text:p>
          </table:table-cell>
          <table:table-cell table:formula="of:=([.E35]-[.E34])*[.F$15]" office:value-type="float" office:value="-0.0329490534693999" calcext:value-type="float">
            <text:p>-0.0329491</text:p>
          </table:table-cell>
          <table:table-cell/>
        </table:table-row>
        <table:table-row table:style-name="ro1">
          <table:table-cell table:formula="of:=[.A35]" office:value-type="float" office:value="1" calcext:value-type="float">
            <text:p>1</text:p>
          </table:table-cell>
          <table:table-cell table:formula="of:=[.A36]*[.B$8]+[.C35]-[.B$11]*[.D35]" office:value-type="float" office:value="11.7276931527536" calcext:value-type="float">
            <text:p>11.7276932</text:p>
          </table:table-cell>
          <table:table-cell table:formula="of:=[.A36]*[.B$9]-[.B$12]*[.D35]" office:value-type="float" office:value="-8.21468534602697" calcext:value-type="float">
            <text:p>-8.2146853</text:p>
          </table:table-cell>
          <table:table-cell table:formula="of:=[.A36]*[.B$7]+[.B36]" office:value-type="float" office:value="12.7276931527536" calcext:value-type="float">
            <text:p>12.7276932</text:p>
          </table:table-cell>
          <table:table-cell table:formula="of:=[.D36]*[.B$13]" office:value-type="float" office:value="1.02243086419248" calcext:value-type="float">
            <text:p>1.0224309</text:p>
          </table:table-cell>
          <table:table-cell table:formula="of:=([.E36]-[.E35])*[.F$15]" office:value-type="float" office:value="-0.032772613163996" calcext:value-type="float">
            <text:p>-0.0327726</text:p>
          </table:table-cell>
          <table:table-cell/>
        </table:table-row>
        <table:table-row table:style-name="ro1">
          <table:table-cell table:formula="of:=[.A36]" office:value-type="float" office:value="1" calcext:value-type="float">
            <text:p>1</text:p>
          </table:table-cell>
          <table:table-cell table:formula="of:=[.A37]*[.B$8]+[.C36]-[.B$11]*[.D36]" office:value-type="float" office:value="11.6529356552472" calcext:value-type="float">
            <text:p>11.6529357</text:p>
          </table:table-cell>
          <table:table-cell table:formula="of:=[.A37]*[.B$9]-[.B$12]*[.D36]" office:value-type="float" office:value="-8.16235871271298" calcext:value-type="float">
            <text:p>-8.1623587</text:p>
          </table:table-cell>
          <table:table-cell table:formula="of:=[.A37]*[.B$7]+[.B37]" office:value-type="float" office:value="12.6529356552472" calcext:value-type="float">
            <text:p>12.6529357</text:p>
          </table:table-cell>
          <table:table-cell table:formula="of:=[.D37]*[.B$13]" office:value-type="float" office:value="1.01642550470879" calcext:value-type="float">
            <text:p>1.0164255</text:p>
          </table:table-cell>
          <table:table-cell table:formula="of:=([.E37]-[.E36])*[.F$15]" office:value-type="float" office:value="-0.0300267974184587" calcext:value-type="float">
            <text:p>-0.0300268</text:p>
          </table:table-cell>
          <table:table-cell/>
        </table:table-row>
        <table:table-row table:style-name="ro1">
          <table:table-cell table:formula="of:=[.A37]" office:value-type="float" office:value="1" calcext:value-type="float">
            <text:p>1</text:p>
          </table:table-cell>
          <table:table-cell table:formula="of:=[.A38]*[.B$8]+[.C37]-[.B$11]*[.D37]" office:value-type="float" office:value="11.588567644085" calcext:value-type="float">
            <text:p>11.5885676</text:p>
          </table:table-cell>
          <table:table-cell table:formula="of:=[.A38]*[.B$9]-[.B$12]*[.D37]" office:value-type="float" office:value="-8.1144162062596" calcext:value-type="float">
            <text:p>-8.1144162</text:p>
          </table:table-cell>
          <table:table-cell table:formula="of:=[.A38]*[.B$7]+[.B38]" office:value-type="float" office:value="12.588567644085" calcext:value-type="float">
            <text:p>12.5885676</text:p>
          </table:table-cell>
          <table:table-cell table:formula="of:=[.D38]*[.B$13]" office:value-type="float" office:value="1.01125474513052" calcext:value-type="float">
            <text:p>1.0112547</text:p>
          </table:table-cell>
          <table:table-cell table:formula="of:=([.E38]-[.E37])*[.F$15]" office:value-type="float" office:value="-0.0258537978913531" calcext:value-type="float">
            <text:p>-0.0258538</text:p>
          </table:table-cell>
          <table:table-cell/>
        </table:table-row>
        <table:table-row table:style-name="ro1">
          <table:table-cell table:formula="of:=[.A38]" office:value-type="float" office:value="1" calcext:value-type="float">
            <text:p>1</text:p>
          </table:table-cell>
          <table:table-cell table:formula="of:=[.A39]*[.B$8]+[.C38]-[.B$11]*[.D38]" office:value-type="float" office:value="11.5360332428201" calcext:value-type="float">
            <text:p>11.5360332</text:p>
          </table:table-cell>
          <table:table-cell table:formula="of:=[.A39]*[.B$9]-[.B$12]*[.D38]" office:value-type="float" office:value="-8.07313655012522" calcext:value-type="float">
            <text:p>-8.0731366</text:p>
          </table:table-cell>
          <table:table-cell table:formula="of:=[.A39]*[.B$7]+[.B39]" office:value-type="float" office:value="12.5360332428201" calcext:value-type="float">
            <text:p>12.5360332</text:p>
          </table:table-cell>
          <table:table-cell table:formula="of:=[.D39]*[.B$13]" office:value-type="float" office:value="1.00703459363563" calcext:value-type="float">
            <text:p>1.0070346</text:p>
          </table:table-cell>
          <table:table-cell table:formula="of:=([.E39]-[.E38])*[.F$15]" office:value-type="float" office:value="-0.0211007574744548" calcext:value-type="float">
            <text:p>-0.0211008</text:p>
          </table:table-cell>
          <table:table-cell/>
        </table:table-row>
        <table:table-row table:style-name="ro1">
          <table:table-cell table:formula="of:=[.A39]" office:value-type="float" office:value="1" calcext:value-type="float">
            <text:p>1</text:p>
          </table:table-cell>
          <table:table-cell table:formula="of:=[.A40]*[.B$8]+[.C39]-[.B$11]*[.D39]" office:value-type="float" office:value="11.4953079699125" calcext:value-type="float">
            <text:p>11.4953080</text:p>
          </table:table-cell>
          <table:table-cell table:formula="of:=[.A40]*[.B$9]-[.B$12]*[.D39]" office:value-type="float" office:value="-8.03944587085323" calcext:value-type="float">
            <text:p>-8.0394459</text:p>
          </table:table-cell>
          <table:table-cell table:formula="of:=[.A40]*[.B$7]+[.B40]" office:value-type="float" office:value="12.4953079699125" calcext:value-type="float">
            <text:p>12.4953080</text:p>
          </table:table-cell>
          <table:table-cell table:formula="of:=[.D40]*[.B$13]" office:value-type="float" office:value="1.00376308359263" calcext:value-type="float">
            <text:p>1.0037631</text:p>
          </table:table-cell>
          <table:table-cell table:formula="of:=([.E40]-[.E39])*[.F$15]" office:value-type="float" office:value="-0.0163575502149815" calcext:value-type="float">
            <text:p>-0.0163576</text:p>
          </table:table-cell>
          <table:table-cell/>
        </table:table-row>
        <table:table-row table:style-name="ro1">
          <table:table-cell table:formula="of:=[.A40]" office:value-type="float" office:value="1" calcext:value-type="float">
            <text:p>1</text:p>
          </table:table-cell>
          <table:table-cell table:formula="of:=[.A41]*[.B$8]+[.C40]-[.B$11]*[.D40]" office:value-type="float" office:value="11.4654274837273" calcext:value-type="float">
            <text:p>11.4654275</text:p>
          </table:table-cell>
          <table:table-cell table:formula="of:=[.A41]*[.B$9]-[.B$12]*[.D40]" office:value-type="float" office:value="-8.01332846826066" calcext:value-type="float">
            <text:p>-8.0133285</text:p>
          </table:table-cell>
          <table:table-cell table:formula="of:=[.A41]*[.B$7]+[.B41]" office:value-type="float" office:value="12.4654274837273" calcext:value-type="float">
            <text:p>12.4654275</text:p>
          </table:table-cell>
          <table:table-cell table:formula="of:=[.D41]*[.B$13]" office:value-type="float" office:value="1.00136274828079" calcext:value-type="float">
            <text:p>1.0013627</text:p>
          </table:table-cell>
          <table:table-cell table:formula="of:=([.E41]-[.E40])*[.F$15]" office:value-type="float" office:value="-0.0120016765592013" calcext:value-type="float">
            <text:p>-0.0120017</text:p>
          </table:table-cell>
          <table:table-cell/>
        </table:table-row>
        <table:table-row table:style-name="ro1">
          <table:table-cell table:formula="of:=[.A41]" office:value-type="float" office:value="1" calcext:value-type="float">
            <text:p>1</text:p>
          </table:table-cell>
          <table:table-cell table:formula="of:=[.A42]*[.B$8]+[.C41]-[.B$11]*[.D41]" office:value-type="float" office:value="11.4449021704925" calcext:value-type="float">
            <text:p>11.4449022</text:p>
          </table:table-cell>
          <table:table-cell table:formula="of:=[.A42]*[.B$9]-[.B$12]*[.D41]" office:value-type="float" office:value="-7.99416590330669" calcext:value-type="float">
            <text:p>-7.9941659</text:p>
          </table:table-cell>
          <table:table-cell table:formula="of:=[.A42]*[.B$7]+[.B42]" office:value-type="float" office:value="12.4449021704925" calcext:value-type="float">
            <text:p>12.4449022</text:p>
          </table:table-cell>
          <table:table-cell table:formula="of:=[.D42]*[.B$13]" office:value-type="float" office:value="0.999713925238269" calcext:value-type="float">
            <text:p>0.9997139</text:p>
          </table:table-cell>
          <table:table-cell table:formula="of:=([.E42]-[.E41])*[.F$15]" office:value-type="float" office:value="-0.00824411521262225" calcext:value-type="float">
            <text:p>-0.0082441</text:p>
          </table:table-cell>
          <table:table-cell/>
        </table:table-row>
        <table:table-row table:style-name="ro1">
          <table:table-cell table:formula="of:=[.A42]" office:value-type="float" office:value="1" calcext:value-type="float">
            <text:p>1</text:p>
          </table:table-cell>
          <table:table-cell table:formula="of:=[.A43]*[.B$8]+[.C42]-[.B$11]*[.D42]" office:value-type="float" office:value="11.4320252181996" calcext:value-type="float">
            <text:p>11.4320252</text:p>
          </table:table-cell>
          <table:table-cell table:formula="of:=[.A43]*[.B$9]-[.B$12]*[.D42]" office:value-type="float" office:value="-7.98100287625205" calcext:value-type="float">
            <text:p>-7.9810029</text:p>
          </table:table-cell>
          <table:table-cell table:formula="of:=[.A43]*[.B$7]+[.B43]" office:value-type="float" office:value="12.4320252181996" calcext:value-type="float">
            <text:p>12.4320252</text:p>
          </table:table-cell>
          <table:table-cell table:formula="of:=[.D43]*[.B$13]" office:value-type="float" office:value="0.998679504208237" calcext:value-type="float">
            <text:p>0.9986795</text:p>
          </table:table-cell>
          <table:table-cell table:formula="of:=([.E43]-[.E42])*[.F$15]" office:value-type="float" office:value="-0.00517210515016242" calcext:value-type="float">
            <text:p>-0.0051721</text:p>
          </table:table-cell>
          <table:table-cell/>
        </table:table-row>
        <table:table-row table:style-name="ro1">
          <table:table-cell table:formula="of:=[.A43]" office:value-type="float" office:value="1" calcext:value-type="float">
            <text:p>1</text:p>
          </table:table-cell>
          <table:table-cell table:formula="of:=[.A44]*[.B$8]+[.C43]-[.B$11]*[.D43]" office:value-type="float" office:value="11.4250876343473" calcext:value-type="float">
            <text:p>11.4250876</text:p>
          </table:table-cell>
          <table:table-cell table:formula="of:=[.A44]*[.B$9]-[.B$12]*[.D43]" office:value-type="float" office:value="-7.97274479660794" calcext:value-type="float">
            <text:p>-7.9727448</text:p>
          </table:table-cell>
          <table:table-cell table:formula="of:=[.A44]*[.B$7]+[.B44]" office:value-type="float" office:value="12.4250876343473" calcext:value-type="float">
            <text:p>12.4250876</text:p>
          </table:table-cell>
          <table:table-cell table:formula="of:=[.D44]*[.B$13]" office:value-type="float" office:value="0.998122199772277" calcext:value-type="float">
            <text:p>0.9981222</text:p>
          </table:table-cell>
          <table:table-cell table:formula="of:=([.E44]-[.E43])*[.F$15]" office:value-type="float" office:value="-0.00278652217979791" calcext:value-type="float">
            <text:p>-0.0027865</text:p>
          </table:table-cell>
          <table:table-cell/>
        </table:table-row>
        <table:table-row table:style-name="ro1">
          <table:table-cell table:formula="of:=[.A44]" office:value-type="float" office:value="1" calcext:value-type="float">
            <text:p>1</text:p>
          </table:table-cell>
          <table:table-cell table:formula="of:=[.A45]*[.B$8]+[.C44]-[.B$11]*[.D44]" office:value-type="float" office:value="11.4225163134874" calcext:value-type="float">
            <text:p>11.4225163</text:p>
          </table:table-cell>
          <table:table-cell table:formula="of:=[.A45]*[.B$9]-[.B$12]*[.D44]" office:value-type="float" office:value="-7.96829567552034" calcext:value-type="float">
            <text:p>-7.9682957</text:p>
          </table:table-cell>
          <table:table-cell table:formula="of:=[.A45]*[.B$7]+[.B45]" office:value-type="float" office:value="12.4225163134874" calcext:value-type="float">
            <text:p>12.4225163</text:p>
          </table:table-cell>
          <table:table-cell table:formula="of:=[.D45]*[.B$13]" office:value-type="float" office:value="0.997915642482018" calcext:value-type="float">
            <text:p>0.9979156</text:p>
          </table:table-cell>
          <table:table-cell table:formula="of:=([.E45]-[.E44])*[.F$15]" office:value-type="float" office:value="-0.00103278645129268" calcext:value-type="float">
            <text:p>-0.0010328</text:p>
          </table:table-cell>
          <table:table-cell/>
        </table:table-row>
        <table:table-row table:style-name="ro1">
          <table:table-cell table:formula="of:=[.A45]" office:value-type="float" office:value="1" calcext:value-type="float">
            <text:p>1</text:p>
          </table:table-cell>
          <table:table-cell table:formula="of:=[.A46]*[.B$8]+[.C45]-[.B$11]*[.D45]" office:value-type="float" office:value="11.4229516649387" calcext:value-type="float">
            <text:p>11.4229517</text:p>
          </table:table-cell>
          <table:table-cell table:formula="of:=[.A46]*[.B$9]-[.B$12]*[.D45]" office:value-type="float" office:value="-7.96664666945366" calcext:value-type="float">
            <text:p>-7.9666467</text:p>
          </table:table-cell>
          <table:table-cell table:formula="of:=[.A46]*[.B$7]+[.B46]" office:value-type="float" office:value="12.4229516649387" calcext:value-type="float">
            <text:p>12.4229517</text:p>
          </table:table-cell>
          <table:table-cell table:formula="of:=[.D46]*[.B$13]" office:value-type="float" office:value="0.997950614786523" calcext:value-type="float">
            <text:p>0.9979506</text:p>
          </table:table-cell>
          <table:table-cell table:formula="of:=([.E46]-[.E45])*[.F$15]" office:value-type="float" office:value="0.000174861522523884" calcext:value-type="float">
            <text:p>0.0001749</text:p>
          </table:table-cell>
          <table:table-cell/>
        </table:table-row>
        <table:table-row table:style-name="ro1">
          <table:table-cell table:formula="of:=[.A46]" office:value-type="float" office:value="1" calcext:value-type="float">
            <text:p>1</text:p>
          </table:table-cell>
          <table:table-cell table:formula="of:=[.A47]*[.B$8]+[.C46]-[.B$11]*[.D46]" office:value-type="float" office:value="11.4252802440853" calcext:value-type="float">
            <text:p>11.4252802</text:p>
          </table:table-cell>
          <table:table-cell table:formula="of:=[.A47]*[.B$9]-[.B$12]*[.D46]" office:value-type="float" office:value="-7.96692586338684" calcext:value-type="float">
            <text:p>-7.9669259</text:p>
          </table:table-cell>
          <table:table-cell table:formula="of:=[.A47]*[.B$7]+[.B47]" office:value-type="float" office:value="12.4252802440853" calcext:value-type="float">
            <text:p>12.4252802</text:p>
          </table:table-cell>
          <table:table-cell table:formula="of:=[.D47]*[.B$13]" office:value-type="float" office:value="0.998137672343669" calcext:value-type="float">
            <text:p>0.9981377</text:p>
          </table:table-cell>
          <table:table-cell table:formula="of:=([.E47]-[.E46])*[.F$15]" office:value-type="float" office:value="0.000935287785729377" calcext:value-type="float">
            <text:p>0.0009353</text:p>
          </table:table-cell>
          <table:table-cell/>
        </table:table-row>
        <table:table-row table:style-name="ro1">
          <table:table-cell table:formula="of:=[.A47]" office:value-type="float" office:value="1" calcext:value-type="float">
            <text:p>1</text:p>
          </table:table-cell>
          <table:table-cell table:formula="of:=[.A48]*[.B$8]+[.C47]-[.B$11]*[.D47]" office:value-type="float" office:value="11.4286359058485" calcext:value-type="float">
            <text:p>11.4286359</text:p>
          </table:table-cell>
          <table:table-cell table:formula="of:=[.A48]*[.B$9]-[.B$12]*[.D47]" office:value-type="float" office:value="-7.96841919749364" calcext:value-type="float">
            <text:p>-7.9684192</text:p>
          </table:table-cell>
          <table:table-cell table:formula="of:=[.A48]*[.B$7]+[.B48]" office:value-type="float" office:value="12.4286359058485" calcext:value-type="float">
            <text:p>12.4286359</text:p>
          </table:table-cell>
          <table:table-cell table:formula="of:=[.D48]*[.B$13]" office:value-type="float" office:value="0.998407236679896" calcext:value-type="float">
            <text:p>0.9984072</text:p>
          </table:table-cell>
          <table:table-cell table:formula="of:=([.E48]-[.E47])*[.F$15]" office:value-type="float" office:value="0.00134782168113412" calcext:value-type="float">
            <text:p>0.0013478</text:p>
          </table:table-cell>
          <table:table-cell/>
        </table:table-row>
        <table:table-row table:style-name="ro1">
          <table:table-cell table:formula="of:=[.A48]" office:value-type="float" office:value="1" calcext:value-type="float">
            <text:p>1</text:p>
          </table:table-cell>
          <table:table-cell table:formula="of:=[.A49]*[.B$8]+[.C48]-[.B$11]*[.D48]" office:value-type="float" office:value="11.4323806785469" calcext:value-type="float">
            <text:p>11.4323807</text:p>
          </table:table-cell>
          <table:table-cell table:formula="of:=[.A49]*[.B$9]-[.B$12]*[.D48]" office:value-type="float" office:value="-7.97057120687197" calcext:value-type="float">
            <text:p>-7.9705712</text:p>
          </table:table-cell>
          <table:table-cell table:formula="of:=[.A49]*[.B$7]+[.B49]" office:value-type="float" office:value="12.4323806785469" calcext:value-type="float">
            <text:p>12.4323807</text:p>
          </table:table-cell>
          <table:table-cell table:formula="of:=[.D49]*[.B$13]" office:value-type="float" office:value="0.998708058764488" calcext:value-type="float">
            <text:p>0.9987081</text:p>
          </table:table-cell>
          <table:table-cell table:formula="of:=([.E49]-[.E48])*[.F$15]" office:value-type="float" office:value="0.00150411042296295" calcext:value-type="float">
            <text:p>0.0015041</text:p>
          </table:table-cell>
          <table:table-cell/>
        </table:table-row>
        <table:table-row table:style-name="ro1">
          <table:table-cell table:formula="of:=[.A49]" office:value-type="float" office:value="1" calcext:value-type="float">
            <text:p>1</text:p>
          </table:table-cell>
          <table:table-cell table:formula="of:=[.A50]*[.B$8]+[.C49]-[.B$11]*[.D49]" office:value-type="float" office:value="11.4360741687273" calcext:value-type="float">
            <text:p>11.4360742</text:p>
          </table:table-cell>
          <table:table-cell table:formula="of:=[.A50]*[.B$9]-[.B$12]*[.D49]" office:value-type="float" office:value="-7.97297275581689" calcext:value-type="float">
            <text:p>-7.9729728</text:p>
          </table:table-cell>
          <table:table-cell table:formula="of:=[.A50]*[.B$7]+[.B50]" office:value-type="float" office:value="12.4360741687274" calcext:value-type="float">
            <text:p>12.4360742</text:p>
          </table:table-cell>
          <table:table-cell table:formula="of:=[.D50]*[.B$13]" office:value-type="float" office:value="0.99900476126287" calcext:value-type="float">
            <text:p>0.9990048</text:p>
          </table:table-cell>
          <table:table-cell table:formula="of:=([.E50]-[.E49])*[.F$15]" office:value-type="float" office:value="0.00148351249190992" calcext:value-type="float">
            <text:p>0.00148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5">00/00/0000</text:date>, <text:time style:data-style-name="N2" text:time-value="20:36:17.2257017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21:37:34.541120966</meta:creation-date>
    <dc:date>2019-04-22T20:56:01.667337707</dc:date>
    <meta:editing-duration>P1DT6H11M24S</meta:editing-duration>
    <meta:editing-cycles>6</meta:editing-cycles>
    <meta:generator>LibreOffice/5.1.6.2$Linux_X86_64 LibreOffice_project/10m0$Build-2</meta:generator>
    <meta:document-statistic meta:table-count="1" meta:cell-count="238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number:number-style style:name="N124">
      <number:number number:decimal-places="7" loext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11cm" svg:height="11.058cm" xlink:href=".." xlink:type="simple" chart:class="chart:line" chart:style-name="ch1">
        <chart:legend chart:legend-position="end" svg:x="21.659cm" svg:y="4.981cm" style:legend-expansion="high" chart:style-name="ch2"/>
        <chart:plot-area chart:style-name="ch3" table:cell-range-address="Sheet1.E18:Sheet1.F50" svg:x="0.49cm" svg:y="0.221cm" svg:width="20.679cm" svg:height="10.616cm">
          <chartooo:coordinate-region svg:x="2.434cm" svg:y="0.421cm" svg:width="18.548cm" svg:height="10.2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18:Sheet1.E50" chart:class="chart:line">
            <chart:data-point chart:repeated="33"/>
          </chart:series>
          <chart:series chart:style-name="ch8" chart:values-cell-range-address="Sheet1.F18:Sheet1.F50" chart:class="chart:line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18:Sheet1.E50</svg:desc>
                </draw:g>
              </table:table-cell>
              <table:table-cell office:value-type="float" office:value="0">
                <text:p>0</text:p>
                <draw:g>
                  <svg:desc>Sheet1.F18:Sheet1.F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03312">
                <text:p>0.0803312</text:p>
              </table:table-cell>
              <table:table-cell office:value-type="float" office:value="0.401656">
                <text:p>0.4016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572625918496">
                <text:p>0.20572625918496</text:p>
              </table:table-cell>
              <table:table-cell office:value-type="float" office:value="0.6269752959248">
                <text:p>0.6269752959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994795113385">
                <text:p>0.34994795113385</text:p>
              </table:table-cell>
              <table:table-cell office:value-type="float" office:value="0.721108459744452">
                <text:p>0.7211084597444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4657792880394">
                <text:p>0.494657792880394</text:p>
              </table:table-cell>
              <table:table-cell office:value-type="float" office:value="0.723549208732717">
                <text:p>0.723549208732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8055973269911">
                <text:p>0.628055973269911</text:p>
              </table:table-cell>
              <table:table-cell office:value-type="float" office:value="0.666990901947586">
                <text:p>0.666990901947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3483870141031">
                <text:p>0.743483870141031</text:p>
              </table:table-cell>
              <table:table-cell office:value-type="float" office:value="0.577139484355601">
                <text:p>0.5771394843556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38114836930686">
                <text:p>0.838114836930686</text:p>
              </table:table-cell>
              <table:table-cell office:value-type="float" office:value="0.473154833948272">
                <text:p>0.473154833948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11806767761212">
                <text:p>0.911806767761212</text:p>
              </table:table-cell>
              <table:table-cell office:value-type="float" office:value="0.368459654152634">
                <text:p>0.368459654152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6150587023965">
                <text:p>0.966150587023965</text:p>
              </table:table-cell>
              <table:table-cell office:value-type="float" office:value="0.271719096313764">
                <text:p>0.2717190963137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372082268756">
                <text:p>1.00372082268756</text:p>
              </table:table-cell>
              <table:table-cell office:value-type="float" office:value="0.187851178317994">
                <text:p>0.187851178317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275159796588">
                <text:p>1.0275159796588</text:p>
              </table:table-cell>
              <table:table-cell office:value-type="float" office:value="0.118975784856181">
                <text:p>0.1189757848561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4056558872539">
                <text:p>1.04056558872539</text:p>
              </table:table-cell>
              <table:table-cell office:value-type="float" office:value="0.0652480453329274">
                <text:p>0.06524804533292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4567571194603">
                <text:p>1.04567571194603</text:p>
              </table:table-cell>
              <table:table-cell office:value-type="float" office:value="0.0255506161032415">
                <text:p>0.02555061610324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4528368498682">
                <text:p>1.04528368498682</text:p>
              </table:table-cell>
              <table:table-cell office:value-type="float" office:value="-0.00196013479607515">
                <text:p>-0.001960134796075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4139458259827">
                <text:p>1.04139458259827</text:p>
              </table:table-cell>
              <table:table-cell office:value-type="float" office:value="-0.0194455119427328">
                <text:p>-0.0194455119427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3557519751916">
                <text:p>1.03557519751916</text:p>
              </table:table-cell>
              <table:table-cell office:value-type="float" office:value="-0.0290969253955498">
                <text:p>-0.02909692539554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2898538682528">
                <text:p>1.02898538682528</text:p>
              </table:table-cell>
              <table:table-cell office:value-type="float" office:value="-0.0329490534693999">
                <text:p>-0.0329490534693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2243086419248">
                <text:p>1.02243086419248</text:p>
              </table:table-cell>
              <table:table-cell office:value-type="float" office:value="-0.032772613163996">
                <text:p>-0.032772613163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1642550470879">
                <text:p>1.01642550470879</text:p>
              </table:table-cell>
              <table:table-cell office:value-type="float" office:value="-0.0300267974184587">
                <text:p>-0.03002679741845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1125474513052">
                <text:p>1.01125474513052</text:p>
              </table:table-cell>
              <table:table-cell office:value-type="float" office:value="-0.0258537978913531">
                <text:p>-0.02585379789135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703459363563">
                <text:p>1.00703459363563</text:p>
              </table:table-cell>
              <table:table-cell office:value-type="float" office:value="-0.0211007574744548">
                <text:p>-0.02110075747445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0376308359263">
                <text:p>1.00376308359263</text:p>
              </table:table-cell>
              <table:table-cell office:value-type="float" office:value="-0.0163575502149815">
                <text:p>-0.01635755021498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0136274828079">
                <text:p>1.00136274828079</text:p>
              </table:table-cell>
              <table:table-cell office:value-type="float" office:value="-0.0120016765592013">
                <text:p>-0.01200167655920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9713925238269">
                <text:p>0.999713925238269</text:p>
              </table:table-cell>
              <table:table-cell office:value-type="float" office:value="-0.00824411521262225">
                <text:p>-0.008244115212622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8679504208237">
                <text:p>0.998679504208237</text:p>
              </table:table-cell>
              <table:table-cell office:value-type="float" office:value="-0.00517210515016242">
                <text:p>-0.005172105150162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8122199772277">
                <text:p>0.998122199772277</text:p>
              </table:table-cell>
              <table:table-cell office:value-type="float" office:value="-0.00278652217979791">
                <text:p>-0.002786522179797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7915642482018">
                <text:p>0.997915642482018</text:p>
              </table:table-cell>
              <table:table-cell office:value-type="float" office:value="-0.00103278645129268">
                <text:p>-0.001032786451292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7950614786523">
                <text:p>0.997950614786523</text:p>
              </table:table-cell>
              <table:table-cell office:value-type="float" office:value="0.000174861522523884">
                <text:p>0.0001748615225238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8137672343669">
                <text:p>0.998137672343669</text:p>
              </table:table-cell>
              <table:table-cell office:value-type="float" office:value="0.000935287785729377">
                <text:p>0.0009352877857293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8407236679896">
                <text:p>0.998407236679896</text:p>
              </table:table-cell>
              <table:table-cell office:value-type="float" office:value="0.00134782168113412">
                <text:p>0.001347821681134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8708058764488">
                <text:p>0.998708058764488</text:p>
              </table:table-cell>
              <table:table-cell office:value-type="float" office:value="0.00150411042296295">
                <text:p>0.001504110422962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900476126287">
                <text:p>0.99900476126287</text:p>
              </table:table-cell>
              <table:table-cell office:value-type="float" office:value="0.00148351249190992">
                <text:p>0.001483512491909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